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1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5" style:family="graphic" style:parent-style-name="standard">
      <style:graphic-properties draw:stroke="none" svg:stroke-color="#000000" draw:fill="none" draw:fill-color="#ffffff" fo:min-height="1.40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4" style:family="graphic" style:parent-style-name="standard">
      <style:graphic-properties draw:stroke="none" svg:stroke-color="#000000" draw:fill="none" draw:fill-color="#ffffff" fo:min-height="1.423cm"/>
    </style:style>
    <style:style style:name="gr5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0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2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3" style:family="graphic" style:parent-style-name="standard">
      <style:graphic-properties draw:stroke="none" svg:stroke-color="#000000" draw:fill="none" draw:fill-color="#ffffff" fo:min-height="0.85cm"/>
    </style:style>
    <style:style style:name="gr64" style:family="graphic" style:parent-style-name="standard">
      <style:graphic-properties draw:stroke="none" svg:stroke-color="#000000" draw:fill="none" draw:fill-color="#ffffff" fo:min-height="1.5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6" style:family="graphic" style:parent-style-name="standard">
      <style:graphic-properties draw:stroke="none" svg:stroke-color="#000000" draw:fill="none" draw:fill-color="#ffffff" fo:min-height="1.575cm"/>
    </style:style>
    <style:style style:name="gr67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69" style:family="graphic" style:parent-style-name="standard">
      <style:graphic-properties draw:stroke="none" draw:fill="none" fo:min-height="0.789cm"/>
    </style:style>
    <style:style style:name="gr7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0.199cm" fo:min-width="9.05cm" fo:padding-top="0.178cm" fo:padding-bottom="0.178cm" fo:padding-left="0.303cm" fo:padding-right="0.303cm"/>
    </style:style>
    <style:style style:name="gr71" style:family="graphic" style:parent-style-name="objectwithoutfill">
      <style:graphic-properties draw:stroke="dash" draw:stroke-dash="_32__20_Dots_20_1_20_Dash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2" style:family="graphic" style:parent-style-name="objectwithoutfill">
      <style:graphic-properties draw:stroke="dash" draw:stroke-dash="_32__20_Dots_20_1_20_Dash"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3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5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6" style:family="graphic" style:parent-style-name="objectwithoutfill">
      <style:graphic-properties draw:stroke="dash" draw:stroke-dash="_32__20_Dots_20_1_20_Dash"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7" style:family="graphic" style:parent-style-name="objectwithoutfill">
      <style:graphic-properties draw:marker-end="Arrow" draw:marker-end-width="0.3cm" draw:fill="none" draw:textarea-vertical-align="middle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959cm" fo:min-width="4.808cm" fo:padding-top="0.178cm" fo:padding-bottom="0.178cm" fo:padding-left="0.303cm" fo:padding-right="0.303cm"/>
    </style:style>
    <style:style style:name="gr8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3" style:family="graphic" style:parent-style-name="standard">
      <style:graphic-properties draw:stroke="none" draw:fill="none" fo:min-height="1.55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5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0080"/>
      <style:paragraph-properties fo:text-align="center"/>
      <style:text-properties fo:font-size="12pt"/>
    </style:style>
    <style:style style:name="P14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5" style:family="paragraph">
      <loext:graphic-properties draw:fill-color="#008000"/>
      <style:paragraph-properties fo:text-align="center"/>
      <style:text-properties fo:color="#ffffff" fo:font-size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19" style:family="paragraph">
      <loext:graphic-properties draw:fill-color="#ffffff"/>
      <style:paragraph-properties fo:text-align="center"/>
      <style:text-properties fo:font-size="20pt"/>
    </style:style>
    <style:style style:name="P20" style:family="paragraph">
      <loext:graphic-properties draw:fill="none"/>
      <style:paragraph-properties fo:text-align="center"/>
      <style:text-properties fo:font-size="20pt"/>
    </style:style>
    <style:style style:name="P21" style:family="paragraph">
      <style:text-properties fo:background-color="#ffffff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/>
    </style:style>
    <style:style style:name="P28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30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1" style:family="paragraph">
      <loext:graphic-properties draw:fill="none"/>
      <style:paragraph-properties fo:text-align="center"/>
      <style:text-properties fo:font-size="20pt" fo:background-color="#ffffff"/>
    </style:style>
    <style:style style:name="P32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3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2pt" fo:background-color="#ffffff" style:font-size-asian="12pt" style:font-size-complex="12pt"/>
    </style:style>
    <style:style style:name="T19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20" style:family="text">
      <style:text-properties fo:font-size="20pt" fo:background-color="#ffffff"/>
    </style:style>
    <style:style style:name="T21" style:family="text">
      <style:text-properties fo:font-size="20pt" fo:font-weight="bold" fo:background-color="#ffffff" style:font-weight-asian="bold" style:font-weight-complex="bold"/>
    </style:style>
    <style:style style:name="T22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39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1" draw:text-style-name="P14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2" draw:text-style-name="P15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3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4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5" draw:text-style-name="P16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6" draw:text-style-name="P17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7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</draw:page>
      <draw:page draw:name="page3" draw:style-name="dp1" draw:master-page-name="Default">
        <draw:custom-shape draw:style-name="gr39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8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49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2" draw:text-style-name="P15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6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7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0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0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3" draw:text-style-name="P18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</draw:page>
      <draw:page draw:name="page4" draw:style-name="dp1" draw:master-page-name="Default">
        <draw:custom-shape draw:style-name="gr53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6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5" draw:text-style-name="P19" xml:id="id53" draw:id="id53" draw:layer="layout" svg:width="4.19cm" svg:height="2cm" svg:x="5.881cm" svg:y="6.8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54" draw:id="id54" draw:layer="layout" svg:width="4.19cm" svg:height="1.999cm" svg:x="5.881cm" svg:y="10.3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7" draw:text-style-name="P20" draw:layer="layout" draw:type="line" svg:x1="7.976cm" svg:y1="8.899cm" svg:x2="7.976cm" svg:y2="10.308cm" draw:start-shape="id53" draw:start-glue-point="2" draw:end-shape="id54" svg:d="M7976 8899v1409" svg:viewBox="0 0 1 1410">
          <text:p/>
        </draw:connector>
        <draw:custom-shape draw:style-name="gr58" draw:text-style-name="P19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7" draw:text-style-name="P20" draw:layer="layout" draw:type="line" svg:x1="10.071cm" svg:y1="11.307cm" svg:x2="20.81cm" svg:y2="14.955cm" draw:start-shape="id54" draw:start-glue-point="1" draw:end-shape="id55" svg:d="M10071 11307l10739 3648" svg:viewBox="0 0 10740 3649">
          <text:p/>
        </draw:connector>
        <draw:connector draw:style-name="gr60" draw:text-style-name="P20" draw:layer="layout" draw:type="line" svg:x1="10.071cm" svg:y1="7.899cm" svg:x2="20.81cm" svg:y2="14.955cm" draw:start-shape="id53" draw:start-glue-point="1" draw:end-shape="id55" draw:end-glue-point="3" svg:d="M10071 7899l10739 7056" svg:viewBox="0 0 10740 7057">
          <text:p/>
        </draw:connector>
        <draw:connector draw:style-name="gr60" draw:text-style-name="P20" draw:layer="layout" draw:type="line" svg:x1="10.071cm" svg:y1="7.899cm" svg:x2="20.81cm" svg:y2="11.32cm" draw:start-shape="id53" draw:start-glue-point="1" draw:end-shape="id56" svg:d="M10071 7899l10739 3421" svg:viewBox="0 0 10740 3422">
          <text:p/>
        </draw:connector>
        <draw:connector draw:style-name="gr57" draw:text-style-name="P20" draw:layer="layout" draw:type="line" svg:x1="10.071cm" svg:y1="11.307cm" svg:x2="20.81cm" svg:y2="11.32cm" draw:start-shape="id54" draw:start-glue-point="1" draw:end-shape="id56" draw:end-glue-point="3" svg:d="M10071 11307l10739 13" svg:viewBox="0 0 10740 14">
          <text:p/>
        </draw:connector>
        <draw:connector draw:style-name="gr60" draw:text-style-name="P20" draw:layer="layout" draw:type="line" svg:x1="10.071cm" svg:y1="7.899cm" svg:x2="20.81cm" svg:y2="7.911cm" draw:start-shape="id53" draw:start-glue-point="1" draw:end-shape="id57" draw:end-glue-point="3" svg:d="M10071 7899l10739 12" svg:viewBox="0 0 10740 13">
          <text:p/>
        </draw:connector>
        <draw:connector draw:style-name="gr57" draw:text-style-name="P20" draw:layer="layout" draw:type="line" svg:x1="10.071cm" svg:y1="11.307cm" svg:x2="20.81cm" svg:y2="7.911cm" draw:start-shape="id54" draw:start-glue-point="1" draw:end-shape="id57" svg:d="M10071 11307l10739-3396" svg:viewBox="0 0 10740 3397">
          <text:p/>
        </draw:connector>
        <draw:custom-shape draw:style-name="gr61" draw:text-style-name="P19" xml:id="id59" draw:id="id59" draw:layer="layout" svg:width="4.189cm" svg:height="2cm" svg:x="8.37cm" svg:y="3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xml:id="id58" draw:id="id58" draw:layer="layout" svg:width="4.19cm" svg:height="2cm" svg:x="3cm" svg:y="3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7" draw:text-style-name="P20" draw:layer="layout" draw:type="line" svg:x1="5.095cm" svg:y1="5cm" svg:x2="7.976cm" svg:y2="6.899cm" draw:start-shape="id58" draw:start-glue-point="2" draw:end-shape="id53" draw:end-glue-point="0" svg:d="M5095 5000l2881 1899" svg:viewBox="0 0 2882 1900">
          <text:p/>
        </draw:connector>
        <draw:connector draw:style-name="gr57" draw:text-style-name="P20" draw:layer="layout" draw:type="line" svg:x1="10.464cm" svg:y1="5cm" svg:x2="7.976cm" svg:y2="6.899cm" draw:start-shape="id59" draw:start-glue-point="2" draw:end-shape="id53" draw:end-glue-point="0" svg:d="M10464 5000l-2488 1899" svg:viewBox="0 0 2489 1900">
          <text:p/>
        </draw:connector>
        <draw:connector draw:style-name="gr62" draw:text-style-name="P20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2" draw:text-style-name="P20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2" draw:text-style-name="P20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3" draw:text-style-name="P22" draw:layer="controls" svg:width="10.281cm" svg:height="1.1cm" svg:x="10.186cm" svg:y="6.2cm">
          <draw:text-box>
            <text:p text:style-name="P21"><text:span text:style-name="T14">Direct Effect (better deposition)</text:span></text:p>
          </draw:text-box>
        </draw:frame>
        <draw:frame draw:style-name="gr64" draw:text-style-name="P23" draw:layer="controls" svg:width="6.08cm" svg:height="1.8cm" svg:x="11.92cm" svg:y="11.7cm">
          <draw:text-box>
            <text:p text:style-name="P21"><text:span text:style-name="T15">Indirect effect</text:span></text:p>
            <text:p text:style-name="P21"><text:span text:style-name="T15">(more deposition)</text:span></text:p>
          </draw:text-box>
        </draw:frame>
        <draw:frame draw:style-name="gr65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6" draw:text-style-name="P26" draw:layer="layout" svg:width="5.3cm" svg:height="1.825cm" svg:x="7cm" svg:y="17.3cm">
          <draw:text-box>
            <text:p text:style-name="P25"><text:span text:style-name="T17">Plant Level</text:span></text:p>
          </draw:text-box>
        </draw:frame>
        <draw:custom-shape draw:style-name="gr67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27" draw:layer="layout" svg:width="4.232cm" svg:height="1.039cm" svg:x="3.068cm" svg:y="12.461cm">
          <draw:text-box>
            <text:p><text:span text:style-name="T17">Plot Level</text:span></text:p>
          </draw:text-box>
        </draw:frame>
        <draw:frame draw:style-name="gr69" draw:text-style-name="P27" draw:layer="layout" svg:width="4.232cm" svg:height="1.039cm" svg:x="20.5cm" svg:y="5.261cm">
          <draw:text-box>
            <text:p><text:span text:style-name="T17">Pod Level</text:span></text:p>
          </draw:text-box>
        </draw:frame>
      </draw:page>
      <draw:page draw:name="page5" draw:style-name="dp1" draw:master-page-name="Default">
        <draw:custom-shape draw:style-name="gr70" draw:text-style-name="P12" draw:layer="layout" svg:width="10.7cm" svg:height="11.59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6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5" draw:text-style-name="P19" xml:id="id61" draw:id="id61" draw:layer="layout" svg:width="4.19cm" svg:height="2cm" svg:x="5.881cm" svg:y="6.8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62" draw:id="id62" draw:layer="layout" svg:width="4.19cm" svg:height="1.999cm" svg:x="5.881cm" svg:y="11.8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7.976cm" svg:y1="8.899cm" svg:x2="7.976cm" svg:y2="11.808cm" draw:start-shape="id61" draw:start-glue-point="2" draw:end-shape="id62" svg:d="M7976 8899v2909" svg:viewBox="0 0 1 2910">
          <text:p text:style-name="P3"><text:span text:style-name="T18">0.05</text:span></text:p>
        </draw:connector>
        <draw:custom-shape draw:style-name="gr58" draw:text-style-name="P19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9" draw:layer="layout" draw:type="line" svg:x1="10.071cm" svg:y1="12.807cm" svg:x2="20.81cm" svg:y2="14.955cm" draw:start-shape="id62" draw:start-glue-point="1" draw:end-shape="id63" svg:d="M10071 12807l10739 2148" svg:viewBox="0 0 10740 2149">
          <text:p text:style-name="P3"><text:span text:style-name="T18">-0.38</text:span></text:p>
        </draw:connector>
        <draw:connector draw:style-name="gr72" draw:text-style-name="P29" draw:layer="layout" draw:type="line" svg:x1="10.071cm" svg:y1="7.899cm" svg:x2="20.81cm" svg:y2="14.955cm" draw:start-shape="id61" draw:start-glue-point="1" draw:end-shape="id63" draw:end-glue-point="3" svg:d="M10071 7899l10739 7056" svg:viewBox="0 0 10740 7057">
          <text:p text:style-name="P3"><text:span text:style-name="T18">0.03</text:span></text:p>
        </draw:connector>
        <draw:connector draw:style-name="gr73" draw:text-style-name="P30" draw:layer="layout" draw:type="line" svg:x1="10.071cm" svg:y1="7.899cm" svg:x2="20.81cm" svg:y2="11.32cm" draw:start-shape="id61" draw:start-glue-point="1" draw:end-shape="id64" svg:d="M10071 7899l10739 3421" svg:viewBox="0 0 10740 3422">
          <text:p text:style-name="P3"><text:span text:style-name="T19">-0.48</text:span></text:p>
        </draw:connector>
        <draw:connector draw:style-name="gr71" draw:text-style-name="P28" draw:layer="layout" draw:type="line" svg:x1="10.071cm" svg:y1="12.807cm" svg:x2="20.81cm" svg:y2="11.32cm" draw:start-shape="id62" draw:start-glue-point="1" draw:end-shape="id64" draw:end-glue-point="3" svg:d="M10071 12807l10739-1487" svg:viewBox="0 0 10740 1488">
          <text:p text:style-name="P3"><text:span text:style-name="T18">-0.04</text:span></text:p>
        </draw:connector>
        <draw:connector draw:style-name="gr72" draw:text-style-name="P29" draw:layer="layout" draw:type="line" svg:x1="10.071cm" svg:y1="7.899cm" svg:x2="20.81cm" svg:y2="7.911cm" draw:start-shape="id61" draw:start-glue-point="1" draw:end-shape="id65" draw:end-glue-point="3" svg:d="M10071 7899l10739 12" svg:viewBox="0 0 10740 13">
          <text:p text:style-name="P3"><text:span text:style-name="T18">0.16</text:span></text:p>
        </draw:connector>
        <draw:connector draw:style-name="gr71" draw:text-style-name="P28" draw:layer="layout" draw:type="line" svg:x1="10.071cm" svg:y1="12.807cm" svg:x2="20.81cm" svg:y2="7.911cm" draw:start-shape="id62" draw:start-glue-point="1" draw:end-shape="id65" svg:d="M10071 12807l10739-4896" svg:viewBox="0 0 10740 4897">
          <text:p text:style-name="P3"><text:span text:style-name="T18">-0.17</text:span></text:p>
        </draw:connector>
        <draw:custom-shape draw:style-name="gr61" draw:text-style-name="P19" xml:id="id67" draw:id="id67" draw:layer="layout" svg:width="4.189cm" svg:height="2cm" svg:x="8.37cm" svg:y="3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xml:id="id66" draw:id="id66" draw:layer="layout" svg:width="4.19cm" svg:height="2cm" svg:x="3cm" svg:y="3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71" draw:text-style-name="P31" draw:layer="layout" draw:type="line" svg:x1="5.095cm" svg:y1="5cm" svg:x2="7.976cm" svg:y2="6.899cm" draw:start-shape="id66" draw:start-glue-point="2" draw:end-shape="id61" draw:end-glue-point="0" svg:d="M5095 5000l2881 1899" svg:viewBox="0 0 2882 1900">
          <text:p text:style-name="P3"><text:span text:style-name="T20">-0.15</text:span></text:p>
        </draw:connector>
        <draw:connector draw:style-name="gr74" draw:text-style-name="P32" draw:layer="layout" draw:type="line" svg:x1="10.464cm" svg:y1="5cm" svg:x2="7.976cm" svg:y2="6.899cm" draw:start-shape="id67" draw:start-glue-point="2" draw:end-shape="id61" draw:end-glue-point="0" svg:d="M10464 5000l-2488 1899" svg:viewBox="0 0 2489 1900">
          <text:p text:style-name="P3"><text:span text:style-name="T21">-1.06</text:span></text:p>
        </draw:connector>
        <draw:connector draw:style-name="gr75" draw:text-style-name="P32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21">3.72</text:span></text:p>
        </draw:connector>
        <draw:connector draw:style-name="gr76" draw:text-style-name="P29" draw:layer="layout" draw:type="line" svg:x1="13.607cm" svg:y1="17.1cm" svg:x2="20.81cm" svg:y2="11.32cm" draw:start-shape="id68" draw:start-glue-point="0" draw:end-shape="id64" svg:d="M13607 17100l7203-5780" svg:viewBox="0 0 7204 5781">
          <text:p text:style-name="P3"><text:span text:style-name="T18">0.48</text:span></text:p>
        </draw:connector>
        <draw:connector draw:style-name="gr75" draw:text-style-name="P32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21">1.00</text:span></text:p>
        </draw:connector>
        <draw:connector draw:style-name="gr77" draw:text-style-name="P33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2">1.44</text:span></text:p>
        </draw:connector>
        <draw:frame draw:style-name="gr69" draw:text-style-name="P27" draw:layer="layout" svg:width="4.232cm" svg:height="1.039cm" svg:x="3.068cm" svg:y="14.162cm">
          <draw:text-box>
            <text:p><text:span text:style-name="T17">Plot Level</text:span></text:p>
          </draw:text-box>
        </draw:frame>
        <draw:frame draw:style-name="gr69" draw:text-style-name="P27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6" draw:text-style-name="P26" draw:layer="layout" svg:width="5.3cm" svg:height="1.825cm" svg:x="7cm" svg:y="17.301cm">
          <draw:text-box>
            <text:p text:style-name="P25"><text:span text:style-name="T17">Plant Level</text:span></text:p>
          </draw:text-box>
        </draw:frame>
      </draw:page>
      <draw:page draw:name="page6" draw:style-name="dp1" draw:master-page-name="Default">
        <draw:frame draw:style-name="gr54" draw:text-style-name="P16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78" draw:text-style-name="P19" xml:id="id69" draw:id="id69" draw:layer="layout" svg:width="4.822cm" svg:height="2.048cm" svg:x="3cm" svg:y="6.606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xml:id="id70" draw:id="id70" draw:layer="layout" svg:width="4.822cm" svg:height="2.048cm" svg:x="3cm" svg:y="10.097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8.654cm" svg:x2="5.411cm" svg:y2="10.097cm" draw:start-shape="id69" draw:start-glue-point="2" draw:end-shape="id70" svg:d="M5411 8654v1443" svg:viewBox="0 0 1 1444">
          <text:p/>
        </draw:connector>
        <draw:custom-shape draw:style-name="gr78" draw:text-style-name="P19" xml:id="id73" draw:id="id73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xml:id="id72" draw:id="id72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xml:id="id71" draw:id="id71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79" draw:text-style-name="P19" xml:id="id77" draw:id="id77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7.822cm" svg:y1="11.121cm" svg:x2="20.178cm" svg:y2="14.856cm" draw:start-shape="id70" draw:start-glue-point="1" draw:end-shape="id71" svg:d="M7822 11121l12356 3735" svg:viewBox="0 0 12357 3736">
          <text:p/>
        </draw:connector>
        <draw:connector draw:style-name="gr1" draw:text-style-name="P20" draw:layer="layout" draw:type="line" svg:x1="7.822cm" svg:y1="11.121cm" svg:x2="20.178cm" svg:y2="11.134cm" draw:start-shape="id70" draw:start-glue-point="1" draw:end-shape="id72" draw:end-glue-point="3" svg:d="M7822 11121l12356 13" svg:viewBox="0 0 12357 14">
          <text:p/>
        </draw:connector>
        <draw:connector draw:style-name="gr1" draw:text-style-name="P20" draw:layer="layout" draw:type="line" svg:x1="7.822cm" svg:y1="11.121cm" svg:x2="20.178cm" svg:y2="7.643cm" draw:start-shape="id70" draw:start-glue-point="1" draw:end-shape="id73" svg:d="M7822 11121l12356-3478" svg:viewBox="0 0 12357 3479">
          <text:p/>
        </draw:connector>
        <draw:custom-shape draw:style-name="gr78" draw:text-style-name="P19" xml:id="id74" draw:id="id74" draw:layer="layout" svg:width="4.822cm" svg:height="2.048cm" svg:x="3cm" svg:y="3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5.048cm" svg:x2="5.411cm" svg:y2="6.606cm" draw:start-shape="id74" draw:start-glue-point="2" draw:end-shape="id69" draw:end-glue-point="0" svg:d="M5411 5048v1558" svg:viewBox="0 0 1 1559">
          <text:p/>
        </draw:connector>
        <draw:custom-shape draw:style-name="gr78" draw:text-style-name="P19" xml:id="id75" draw:id="id75" draw:layer="layout" svg:width="4.822cm" svg:height="2.048cm" svg:x="3cm" svg:y="13.832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13.832cm" svg:x2="5.411cm" svg:y2="12.145cm" draw:start-shape="id75" draw:start-glue-point="0" draw:end-shape="id70" draw:end-glue-point="2" svg:d="M5411 13832v-1687" svg:viewBox="0 0 1 1688">
          <text:p/>
        </draw:connector>
        <draw:custom-shape draw:style-name="gr78" draw:text-style-name="P19" xml:id="id76" draw:id="id76" draw:layer="layout" svg:width="4.822cm" svg:height="2.048cm" svg:x="3cm" svg:y="17.05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17.052cm" svg:x2="5.411cm" svg:y2="15.88cm" draw:start-shape="id76" draw:start-glue-point="0" draw:end-shape="id75" draw:end-glue-point="2" svg:d="M5411 17052v-1172" svg:viewBox="0 0 1 1173">
          <text:p/>
        </draw:connector>
        <draw:connector draw:style-name="gr4" draw:text-style-name="P20" draw:layer="layout" draw:type="line" svg:x1="11.89cm" svg:y1="17.052cm" svg:x2="20.178cm" svg:y2="14.856cm" draw:start-shape="id77" draw:start-glue-point="0" draw:end-shape="id71" svg:d="M11890 17052l8288-2196" svg:viewBox="0 0 8289 2197">
          <text:p/>
        </draw:connector>
        <draw:connector draw:style-name="gr4" draw:text-style-name="P20" draw:layer="layout" draw:type="line" svg:x1="11.89cm" svg:y1="17.052cm" svg:x2="20.178cm" svg:y2="11.134cm" draw:start-shape="id77" draw:start-glue-point="0" draw:end-shape="id72" svg:d="M11890 17052l8288-5918" svg:viewBox="0 0 8289 5919">
          <text:p/>
        </draw:connector>
        <draw:connector draw:style-name="gr4" draw:text-style-name="P20" draw:layer="layout" draw:type="line" svg:x1="11.89cm" svg:y1="17.052cm" svg:x2="20.178cm" svg:y2="7.643cm" draw:start-shape="id77" draw:start-glue-point="0" draw:end-shape="id73" svg:d="M11890 17052l8288-9409" svg:viewBox="0 0 8289 9410">
          <text:p/>
        </draw:connector>
        <draw:custom-shape draw:style-name="gr80" draw:text-style-name="P12" draw:layer="layout" svg:width="5.998cm" svg:height="16.899cm" svg:x="2.502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27" draw:layer="layout" svg:width="3.132cm" svg:height="1.825cm" svg:x="8.668cm" svg:y="4.8cm">
          <draw:text-box>
            <text:p><text:span text:style-name="T17">Plot Level</text:span></text:p>
          </draw:text-box>
        </draw:frame>
        <draw:frame draw:style-name="gr69" draw:text-style-name="P27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69" draw:text-style-name="P27" draw:layer="layout" svg:width="4.232cm" svg:height="1.039cm" svg:x="20.3cm" svg:y="17.861cm">
          <draw:text-box>
            <text:p><text:span text:style-name="T17">Plant Level</text:span></text:p>
          </draw:text-box>
        </draw:frame>
      </draw:page>
      <draw:page draw:name="page7" draw:style-name="dp1" draw:master-page-name="Default">
        <draw:custom-shape draw:style-name="gr80" draw:text-style-name="P12" draw:layer="layout" svg:width="5.998cm" svg:height="16.899cm" svg:x="2.503cm" svg:y="2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6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4" draw:text-style-name="P19" xml:id="id78" draw:id="id78" draw:layer="layout" svg:width="4.813cm" svg:height="2.048cm" svg:x="3.042cm" svg:y="6.6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79" draw:id="id79" draw:layer="layout" svg:width="4.813cm" svg:height="2.048cm" svg:x="3.042cm" svg:y="10.144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5" draw:text-style-name="P29" draw:layer="layout" draw:type="line" svg:x1="5.448cm" svg:y1="8.701cm" svg:x2="5.448cm" svg:y2="10.144cm" draw:start-shape="id78" draw:start-glue-point="2" draw:end-shape="id79" svg:d="M5448 8701v1443" svg:viewBox="0 0 1 1444">
          <text:p text:style-name="P3"><text:span text:style-name="T18">0.17</text:span></text:p>
        </draw:connector>
        <draw:custom-shape draw:style-name="gr84" draw:text-style-name="P19" xml:id="id82" draw:id="id82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81" draw:id="id81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80" draw:id="id80" draw:layer="layout" svg:width="4.813cm" svg:height="2.048cm" svg:x="20.187cm" svg:y="13.879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86" draw:id="id86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7" draw:text-style-name="P32" draw:layer="layout" draw:type="line" svg:x1="7.855cm" svg:y1="11.168cm" svg:x2="20.187cm" svg:y2="14.903cm" draw:start-shape="id79" draw:start-glue-point="1" draw:end-shape="id80" svg:d="M7855 11168l12332 3735" svg:viewBox="0 0 12333 3736">
          <text:p text:style-name="P3"><text:span text:style-name="T21">0.58</text:span></text:p>
        </draw:connector>
        <draw:connector draw:style-name="gr85" draw:text-style-name="P29" draw:layer="layout" draw:type="line" svg:x1="7.855cm" svg:y1="11.168cm" svg:x2="20.187cm" svg:y2="11.181cm" draw:start-shape="id79" draw:start-glue-point="1" draw:end-shape="id81" draw:end-glue-point="3" svg:d="M7855 11168l12332 13" svg:viewBox="0 0 12333 14">
          <text:p text:style-name="P3"><text:span text:style-name="T18">0.05</text:span></text:p>
        </draw:connector>
        <draw:connector draw:style-name="gr77" draw:text-style-name="P32" draw:layer="layout" draw:type="line" svg:x1="7.855cm" svg:y1="11.168cm" svg:x2="20.187cm" svg:y2="7.69cm" draw:start-shape="id79" draw:start-glue-point="1" draw:end-shape="id82" svg:d="M7855 11168l12332-3478" svg:viewBox="0 0 12333 3479">
          <text:p text:style-name="P3"><text:span text:style-name="T21">1.09</text:span></text:p>
        </draw:connector>
        <draw:custom-shape draw:style-name="gr84" draw:text-style-name="P19" xml:id="id83" draw:id="id83" draw:layer="layout" svg:width="4.813cm" svg:height="2.048cm" svg:x="3.042cm" svg:y="3.047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77" draw:text-style-name="P32" draw:layer="layout" draw:type="line" svg:x1="5.448cm" svg:y1="5.095cm" svg:x2="5.448cm" svg:y2="6.653cm" draw:start-shape="id83" draw:start-glue-point="2" draw:end-shape="id78" draw:end-glue-point="0" svg:d="M5448 5095v1558" svg:viewBox="0 0 1 1559">
          <text:p text:style-name="P3"><text:span text:style-name="T21">-0.51</text:span></text:p>
        </draw:connector>
        <draw:custom-shape draw:style-name="gr84" draw:text-style-name="P19" xml:id="id84" draw:id="id84" draw:layer="layout" svg:width="4.813cm" svg:height="2.048cm" svg:x="3.042cm" svg:y="13.579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7" draw:text-style-name="P32" draw:layer="layout" draw:type="line" svg:x1="5.448cm" svg:y1="13.579cm" svg:x2="5.448cm" svg:y2="12.192cm" draw:start-shape="id84" draw:start-glue-point="0" draw:end-shape="id79" draw:end-glue-point="2" svg:d="M5448 13579v-1387" svg:viewBox="0 0 1 1388">
          <text:p text:style-name="P3"><text:span text:style-name="T21">0.62</text:span></text:p>
        </draw:connector>
        <draw:custom-shape draw:style-name="gr84" draw:text-style-name="P19" xml:id="id85" draw:id="id85" draw:layer="layout" svg:width="4.813cm" svg:height="2.048cm" svg:x="3.042cm" svg:y="17.099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77" draw:text-style-name="P32" draw:layer="layout" draw:type="line" svg:x1="5.448cm" svg:y1="17.099cm" svg:x2="5.448cm" svg:y2="15.627cm" draw:start-shape="id85" draw:start-glue-point="0" draw:end-shape="id84" draw:end-glue-point="2" svg:d="M5448 17099v-1472" svg:viewBox="0 0 1 1473">
          <text:p text:style-name="P3"><text:span text:style-name="T21">-1.82</text:span></text:p>
        </draw:connector>
        <draw:connector draw:style-name="gr86" draw:text-style-name="P32" draw:layer="layout" draw:type="line" svg:x1="11.915cm" svg:y1="17.099cm" svg:x2="20.187cm" svg:y2="14.903cm" draw:start-shape="id86" draw:start-glue-point="0" draw:end-shape="id80" svg:d="M11915 17099l8272-2196" svg:viewBox="0 0 8273 2197">
          <text:p text:style-name="P3"><text:span text:style-name="T21">6.66</text:span></text:p>
        </draw:connector>
        <draw:connector draw:style-name="gr86" draw:text-style-name="P32" draw:layer="layout" draw:type="line" svg:x1="11.915cm" svg:y1="17.099cm" svg:x2="20.187cm" svg:y2="11.181cm" draw:start-shape="id86" draw:start-glue-point="0" draw:end-shape="id81" svg:d="M11915 17099l8272-5918" svg:viewBox="0 0 8273 5919">
          <text:p text:style-name="P3"><text:span text:style-name="T21">0.65</text:span></text:p>
        </draw:connector>
        <draw:connector draw:style-name="gr86" draw:text-style-name="P32" draw:layer="layout" draw:type="line" svg:x1="11.915cm" svg:y1="17.099cm" svg:x2="20.187cm" svg:y2="7.69cm" draw:start-shape="id86" draw:start-glue-point="0" draw:end-shape="id82" svg:d="M11915 17099l8272-9409" svg:viewBox="0 0 8273 9410">
          <text:p text:style-name="P3"><text:span text:style-name="T21">1.17</text:span></text:p>
        </draw:connector>
        <draw:connector draw:style-name="gr77" draw:text-style-name="P33" draw:layer="layout" svg:x1="22.593cm" svg:y1="8.714cm" svg:x2="22.593cm" svg:y2="10.157cm" draw:start-shape="id82" draw:start-glue-point="2" draw:end-shape="id81" draw:end-glue-point="0" svg:d="M22593 8714v1443" svg:viewBox="0 0 1 1444">
          <text:p text:style-name="P3"><text:span text:style-name="T22">-2.23</text:span></text:p>
        </draw:connector>
        <draw:frame draw:style-name="gr83" draw:text-style-name="P27" draw:layer="layout" svg:width="3.132cm" svg:height="1.825cm" svg:x="8.668cm" svg:y="4.801cm">
          <draw:text-box>
            <text:p><text:span text:style-name="T17">Plot Level</text:span></text:p>
          </draw:text-box>
        </draw:frame>
        <draw:frame draw:style-name="gr69" draw:text-style-name="P27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69" draw:text-style-name="P27" draw:layer="layout" svg:width="4.232cm" svg:height="1.039cm" svg:x="20.3cm" svg:y="17.862cm">
          <draw:text-box>
            <text:p><text:span text:style-name="T17">Plant Lev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07-18T22:25:01.477000000</dc:date>
    <dc:creator>Samuel Robinson</dc:creator>
    <meta:editing-duration>P1DT4H53M6S</meta:editing-duration>
    <meta:editing-cycles>29</meta:editing-cycles>
    <meta:generator>LibreOffice/6.0.5.2$Windows_X86_64 LibreOffice_project/54c8cbb85f300ac59db32fe8a675ff7683cd5a16</meta:generator>
    <meta:document-statistic meta:object-count="290"/>
  </office:meta>
</office:document-meta>
</file>